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20633DDE86989A95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20.07cm" fo:min-width="29.98cm"/>
    </style:style>
    <style:style style:name="gr3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5.354cm" fo:min-width="16.504cm" fo:padding-top="0.166cm" fo:padding-bottom="0.166cm" fo:padding-left="0.291cm" fo:padding-right="0.291cm" fo:wrap-option="wrap"/>
    </style:style>
    <style:style style:name="gr4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15.44cm" fo:padding-top="0.166cm" fo:padding-bottom="0.166cm" fo:padding-left="0.291cm" fo:padding-right="0.291cm" fo:wrap-option="wrap"/>
    </style:style>
    <style:style style:name="gr5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0.761cm" fo:padding-top="0.166cm" fo:padding-bottom="0.166cm" fo:padding-left="0.291cm" fo:padding-right="0.291cm" fo:wrap-option="wrap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9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15.439cm" fo:padding-top="0.166cm" fo:padding-bottom="0.166cm" fo:padding-left="0.291cm" fo:padding-right="0.291cm" fo:wrap-option="wrap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85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FreeMono" fo:font-size="12pt" style:font-size-asian="12pt" style:font-size-complex="12pt"/>
    </style:style>
    <style:style style:name="P5" style:family="paragraph">
      <style:paragraph-properties fo:margin-top="0.2cm" fo:margin-bottom="0.2cm" fo:text-align="start"/>
    </style:style>
    <style:style style:name="P6" style:family="paragraph">
      <loext:graphic-properties draw:fill="none" draw:fill-color="#ffffff"/>
      <style:paragraph-properties fo:margin-top="0.2cm" fo:margin-bottom="0.2cm" fo:text-align="start" style:writing-mode="lr-tb"/>
      <style:text-properties style:font-name="FreeMono"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FreeMono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style:font-name="Free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0.479cm" svg:height="20.319cm" svg:x="0.021cm" svg:y="0.001cm">
          <draw:image xlink:href="Pictures/10000001000004B000000320633DDE86989A951C.png" xlink:type="simple" xlink:show="embed" xlink:actuate="onLoad" draw:mime-type="image/png">
            <text:p/>
          </draw:image>
        </draw:frame>
        <draw:custom-shape draw:style-name="gr2" draw:text-style-name="P2" draw:layer="layout" svg:width="30.48cm" svg:height="20.32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7cm" svg:height="6.3cm" svg:x="2cm" svg:y="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6.08cm" svg:height="0.6cm" svg:x="3.62cm" svg:y="1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6.08cm" svg:height="0.6cm" svg:x="3.62cm" svg:y="16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6.08cm" svg:height="0.6cm" svg:x="3.62cm" svg:y="1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6.08cm" svg:height="0.6cm" svg:x="3.62cm" svg:y="18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1.401cm" svg:height="0.6cm" svg:x="25.299cm" svg:y="1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7.099cm" svg:y="1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7.7cm" svg:height="6.3cm" svg:x="2cm" svg:y="9cm">
          <draw:text-box>
            <text:p text:style-name="P1"><text:span text:style-name="T1">each_patient_mrs_dist_post_stroke</text:span></text:p>
          </draw:text-box>
        </draw:frame>
        <draw:frame draw:style-name="gr7" draw:text-style-name="P4" draw:layer="layout" svg:width="16.08cm" svg:height="0.884cm" svg:x="3.62cm" svg:y="16.116cm">
          <draw:text-box>
            <text:p text:style-name="P1"><text:span text:style-name="T1">ea</text:span><text:span text:style-name="T1">ch</text:span><text:span text:style-name="T1">_p</text:span><text:span text:style-name="T1">at</text:span><text:span text:style-name="T1">ie</text:span><text:span text:style-name="T1">nt</text:span><text:span text:style-name="T1">_m</text:span><text:span text:style-name="T1">rs</text:span><text:span text:style-name="T1">_n</text:span><text:span text:style-name="T1">ot</text:span><text:span text:style-name="T1">_t</text:span><text:span text:style-name="T1">re</text:span><text:span text:style-name="T1">at</text:span><text:span text:style-name="T1">ed</text:span></text:p>
          </draw:text-box>
        </draw:frame>
        <draw:frame draw:style-name="gr7" draw:text-style-name="P4" draw:layer="layout" svg:width="16.08cm" svg:height="0.884cm" svg:x="3.62cm" svg:y="16.701cm">
          <draw:text-box>
            <text:p text:style-name="P1"><text:span text:style-name="T1">ea</text:span><text:span text:style-name="T1">ch</text:span><text:span text:style-name="T1">_p</text:span><text:span text:style-name="T1">at</text:span><text:span text:style-name="T1">ie</text:span><text:span text:style-name="T1">nt</text:span><text:span text:style-name="T1">_m</text:span><text:span text:style-name="T1">rs</text:span><text:span text:style-name="T1">_s</text:span><text:span text:style-name="T1">hi</text:span><text:span text:style-name="T1">ft</text:span></text:p>
          </draw:text-box>
        </draw:frame>
        <draw:frame draw:style-name="gr7" draw:text-style-name="P4" draw:layer="layout" svg:width="16.2cm" svg:height="0.884cm" svg:x="3.5cm" svg:y="17.401cm">
          <draw:text-box>
            <text:p text:style-name="P1"><text:span text:style-name="T1">each_patient_utility_post_stroke</text:span></text:p>
          </draw:text-box>
        </draw:frame>
        <draw:frame draw:style-name="gr7" draw:text-style-name="P4" draw:layer="layout" svg:width="16.08cm" svg:height="0.884cm" svg:x="3.62cm" svg:y="18.002cm">
          <draw:text-box>
            <text:p text:style-name="P1"><text:span text:style-name="T1">each_patient_utility_not_treated</text:span></text:p>
          </draw:text-box>
        </draw:frame>
        <draw:frame draw:style-name="gr8" draw:text-style-name="P6" xml:id="id1" draw:id="id1" draw:layer="layout" svg:width="6.1cm" svg:height="1.099cm" svg:x="22.449cm" svg:y="8.759cm">
          <draw:text-box>
            <text:p text:style-name="P5"><text:span text:style-name="T1">me</text:span><text:span text:style-name="T1">an</text:span><text:span text:style-name="T1">_m</text:span><text:span text:style-name="T1">rs</text:span><text:span text:style-name="T1">_p</text:span><text:span text:style-name="T1">os</text:span><text:span text:style-name="T1">t_</text:span><text:span text:style-name="T1">st</text:span><text:span text:style-name="T1">ro</text:span><text:span text:style-name="T1">ke</text:span></text:p>
          </draw:text-box>
        </draw:frame>
        <draw:frame draw:style-name="gr8" draw:text-style-name="P8" draw:layer="layout" svg:width="3.298cm" svg:height="1.099cm" draw:transform="rotate (1.0471975511966) translate (28.37cm 14.79cm)">
          <draw:text-box>
            <text:p text:style-name="P7"><text:span text:style-name="T1">im</text:span><text:span text:style-name="T1">pr</text:span><text:span text:style-name="T1">ov</text:span><text:span text:style-name="T1">ed</text:span><text:span text:style-name="T1">_</text:span></text:p>
            <text:p text:style-name="P7"><text:span text:style-name="T1">pa</text:span><text:span text:style-name="T1">ti</text:span><text:span text:style-name="T1">en</text:span><text:span text:style-name="T1">ts</text:span><text:span text:style-name="T1">_</text:span></text:p>
          </draw:text-box>
        </draw:frame>
        <draw:custom-shape draw:style-name="gr9" draw:text-style-name="P3" draw:layer="layout" svg:width="16.079cm" svg:height="0.6cm" svg:x="3.621cm" svg:y="15.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6.079cm" svg:height="0.884cm" svg:x="3.621cm" svg:y="15.496cm">
          <draw:text-box>
            <text:p text:style-name="P1"><text:span text:style-name="T1">ea</text:span><text:span text:style-name="T1">ch</text:span><text:span text:style-name="T1">_p</text:span><text:span text:style-name="T1">at</text:span><text:span text:style-name="T1">ie</text:span><text:span text:style-name="T1">nt</text:span><text:span text:style-name="T1">_m</text:span><text:span text:style-name="T1">rs</text:span><text:span text:style-name="T1">_p</text:span><text:span text:style-name="T1">os</text:span><text:span text:style-name="T1">t_</text:span><text:span text:style-name="T1">st</text:span><text:span text:style-name="T1">ro</text:span><text:span text:style-name="T1">ke</text:span></text:p>
          </draw:text-box>
        </draw:frame>
        <draw:custom-shape draw:style-name="gr9" draw:text-style-name="P3" draw:layer="layout" svg:width="16.079cm" svg:height="0.6cm" svg:x="3.621cm" svg:y="18.5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6.079cm" svg:height="0.884cm" svg:x="3.621cm" svg:y="18.582cm">
          <draw:text-box>
            <text:p text:style-name="P1"><text:span text:style-name="T1">ea</text:span><text:span text:style-name="T1">ch</text:span><text:span text:style-name="T1">_p</text:span><text:span text:style-name="T1">at</text:span><text:span text:style-name="T1">ie</text:span><text:span text:style-name="T1">nt</text:span><text:span text:style-name="T1">_u</text:span><text:span text:style-name="T1">ti</text:span><text:span text:style-name="T1">li</text:span><text:span text:style-name="T1">ty</text:span><text:span text:style-name="T1">_s</text:span><text:span text:style-name="T1">hi</text:span><text:span text:style-name="T1">ft</text:span></text:p>
          </draw:text-box>
        </draw:frame>
        <draw:frame draw:style-name="gr8" draw:text-style-name="P8" draw:layer="layout" svg:width="3.301cm" svg:height="1.099cm" draw:transform="rotate (1.0471975511966) translate (26.872cm 14.811cm)">
          <draw:text-box>
            <text:p text:style-name="P7"><text:span text:style-name="T1">treated_</text:span></text:p>
            <text:p text:style-name="P7"><text:span text:style-name="T1">patients_</text:span></text:p>
          </draw:text-box>
        </draw:frame>
        <draw:frame draw:style-name="gr8" draw:text-style-name="P8" draw:layer="layout" svg:width="3.669cm" svg:height="1.099cm" draw:transform="rotate (1.0471975511966) translate (25.118cm 14.808cm)">
          <draw:text-box>
            <text:p text:style-name="P7"><text:span text:style-name="T1">valid_</text:span></text:p>
            <text:p text:style-name="P7"><text:span text:style-name="T1">patients_</text:span></text:p>
          </draw:text-box>
        </draw:frame>
        <draw:custom-shape draw:style-name="gr5" draw:text-style-name="P3" draw:layer="layout" svg:width="1.401cm" svg:height="0.6cm" svg:x="28.799cm" svg:y="15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5.299cm" svg:y="1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5.299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7.099cm" svg:y="16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8.799cm" svg:y="1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5.299cm" svg:y="1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7.099cm" svg:y="1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8.799cm" svg:y="17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5.299cm" svg:y="18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5.299cm" svg:y="18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7.099cm" svg:y="18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8.799cm" svg:y="18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6.1cm" svg:height="1.099cm" svg:x="22.449cm" svg:y="9.48cm">
          <draw:text-box>
            <text:p text:style-name="P5"><text:span text:style-name="T1">mean_mrs_not_treated</text:span></text:p>
          </draw:text-box>
        </draw:frame>
        <draw:frame draw:style-name="gr8" draw:text-style-name="P6" draw:layer="layout" svg:width="6.1cm" svg:height="1.099cm" svg:x="22.449cm" svg:y="10.098cm">
          <draw:text-box>
            <text:p text:style-name="P5"><text:span text:style-name="T1">mean_mrs_shift</text:span></text:p>
          </draw:text-box>
        </draw:frame>
        <draw:frame draw:style-name="gr8" draw:text-style-name="P6" draw:layer="layout" svg:width="6.1cm" svg:height="1.099cm" svg:x="22.449cm" svg:y="11.982cm">
          <draw:text-box>
            <text:p text:style-name="P5"><text:span text:style-name="T1">mean_utility_shift</text:span></text:p>
          </draw:text-box>
        </draw:frame>
        <draw:frame draw:style-name="gr8" draw:text-style-name="P6" draw:layer="layout" svg:width="7cm" svg:height="1.099cm" svg:x="22.449cm" svg:y="10.854cm">
          <draw:text-box>
            <text:p text:style-name="P5"><text:span text:style-name="T1">mean_utility_post_str</text:span><text:span text:style-name="T1">oke</text:span></text:p>
          </draw:text-box>
        </draw:frame>
        <draw:frame draw:style-name="gr8" draw:text-style-name="P6" draw:layer="layout" svg:width="7.348cm" svg:height="1.099cm" svg:x="22.449cm" svg:y="11.435cm">
          <draw:text-box>
            <text:p text:style-name="P5"><text:span text:style-name="T1">mean_utility_not_trea</text:span><text:span text:style-name="T1">ted</text:span></text:p>
          </draw:text-box>
        </draw:frame>
        <draw:connector draw:style-name="gr10" draw:text-style-name="P9" draw:layer="layout" draw:type="curve" svg:x1="22.449cm" svg:y1="9.308cm" svg:x2="25.299cm" svg:y2="15.7cm" draw:start-shape="id1" draw:start-glue-point="3" draw:end-shape="id2" draw:end-glue-point="3" svg:d="M22449 9308c-750 0-2175 6392 2850 6392" svg:viewBox="0 0 3626 6393">
          <text:p/>
        </draw:connector>
        <draw:connector draw:style-name="gr10" draw:text-style-name="P9" draw:layer="layout" draw:type="curve" svg:x1="22.446cm" svg:y1="9.88cm" svg:x2="25.296cm" svg:y2="16.371cm" svg:d="M22446 9880c-750 0-2175 6491 2850 6491" svg:viewBox="0 0 3626 6492">
          <text:p/>
        </draw:connector>
        <draw:connector draw:style-name="gr10" draw:text-style-name="P9" draw:layer="layout" draw:type="curve" svg:x1="22.446cm" svg:y1="10.48cm" svg:x2="25.296cm" svg:y2="16.971cm" svg:d="M22446 10480c-750 0-2175 6491 2850 6491" svg:viewBox="0 0 3626 6492">
          <text:p/>
        </draw:connector>
        <draw:connector draw:style-name="gr10" draw:text-style-name="P9" draw:layer="layout" draw:type="curve" svg:x1="22.446cm" svg:y1="11.18cm" svg:x2="25.296cm" svg:y2="17.671cm" svg:d="M22446 11180c-750 0-2175 6491 2850 6491" svg:viewBox="0 0 3626 6492">
          <text:p/>
        </draw:connector>
        <draw:connector draw:style-name="gr10" draw:text-style-name="P9" draw:layer="layout" draw:type="curve" svg:x1="22.446cm" svg:y1="11.78cm" svg:x2="25.296cm" svg:y2="18.271cm" svg:d="M22446 11780c-750 0-2175 6491 2850 6491" svg:viewBox="0 0 3626 6492">
          <text:p/>
        </draw:connector>
        <draw:connector draw:style-name="gr10" draw:text-style-name="P9" draw:layer="layout" draw:type="curve" svg:x1="22.446cm" svg:y1="12.38cm" svg:x2="25.296cm" svg:y2="18.871cm" svg:d="M22446 12380c-750 0-2175 6491 2850 6491" svg:viewBox="0 0 3626 6492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09:36:53.905970770</meta:creation-date>
    <meta:generator>LibreOffice/7.3.7.2$Linux_X86_64 LibreOffice_project/30$Build-2</meta:generator>
    <dc:date>2023-08-18T11:50:56.510921326</dc:date>
    <meta:editing-duration>PT1H52M24S</meta:editing-duration>
    <meta:editing-cycles>4</meta:editing-cycles>
    <meta:document-statistic meta:object-count="68"/>
  </office:meta>
</office:document-meta>
</file>